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string">
            <text:p><text:s/>= Number of Checks</text:p>
          </table:table-cell>
        </table:table-row>
        <table:table-row table:style-name="ro1">
          <table:table-cell/>
          <table:table-cell office:value-type="string">
            <text:p>Fees Total</text:p>
          </table:table-cell>
          <table:table-cell/>
          <table:table-cell table:style-name="ce3"/>
          <table:table-cell table:style-name="ce3" office:value-type="currency" office:currency="USD" office:value="400">
            <text:p>$400.00</text:p>
          </table:table-cell>
          <table:table-cell office:value-type="string">
            <text:p><text:s/>= Balanc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currency" office:currency="USD" office:value="10">
            <text:p>$10.00</text:p>
          </table:table-cell>
          <table:table-cell office:value-type="string">
            <text:p><text:s/>= Bank Fee/ Month $'s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IF([.E4]&lt;20;0.1*[.E4];IF([.E4]&lt;40;0.08*[.E4];IF([.E4]&lt;60;0.06*[.E4];0.04*[.E4])))" office:value-type="currency" office:currency="USD" office:value="4">
            <text:p>$4.00</text:p>
          </table:table-cell>
          <table:table-cell office:value-type="string">
            <text:p><text:s/>= Charge for checks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IF([.E5]&lt;400;15;0)" office:value-type="currency" office:currency="USD" office:value="0">
            <text:p>$0.00</text:p>
          </table:table-cell>
          <table:table-cell office:value-type="string">
            <text:p><text:s/>= Balance Fee if less than $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E5]-[.B7]-[.B8]-[.B9]" office:value-type="currency" office:currency="USD" office:value="386">
            <text:p>$386.00</text:p>
          </table:table-cell>
          <table:table-cell office:value-type="string">
            <text:p><text:s/>= Total Fees</text:p>
          </table:table-cell>
          <table:table-cell table:number-columns-repeated="3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8">07/08/2025</text:date>, <text:time>16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7-08T15:10:08.05</meta:creation-date>
    <dc:date>2025-07-08T16:36:18.93</dc:date>
    <dc:creator>Mark Lehr</dc:creator>
    <meta:editing-duration>PT1H11M</meta:editing-duration>
    <meta:editing-cycles>1</meta:editing-cycles>
    <meta:document-statistic meta:table-count="3" meta:cell-count="13" meta:object-count="0"/>
    <meta:generator>OpenOffice/4.1.12$Win32 OpenOffice.org_project/4112m1$Build-9809</meta:generator>
  </office:meta>
</office:document-meta>
</file>